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9013c" officeooo:paragraph-rsid="0009013c" style:font-size-asian="10.5pt" style:font-size-complex="12pt"/>
    </style:style>
    <style:style style:name="P2" style:family="paragraph" style:parent-style-name="Standard">
      <style:paragraph-properties fo:text-align="start" style:justify-single-word="false"/>
      <style:text-properties fo:font-size="12pt" officeooo:rsid="0009013c" officeooo:paragraph-rsid="002129ea" style:font-size-asian="10.5pt" style:font-size-complex="12pt"/>
    </style:style>
    <style:style style:name="P3" style:family="paragraph" style:parent-style-name="Standard">
      <style:paragraph-properties fo:text-align="start" style:justify-single-word="false"/>
      <style:text-properties fo:font-size="12pt" officeooo:rsid="002c98be" officeooo:paragraph-rsid="002c98be" style:font-size-asian="10.5pt" style:font-size-complex="12pt"/>
    </style:style>
    <style:style style:name="P4" style:family="paragraph" style:parent-style-name="Standard">
      <style:paragraph-properties fo:text-align="start" style:justify-single-word="false"/>
      <style:text-properties fo:font-size="12pt" officeooo:rsid="002505e9" officeooo:paragraph-rsid="002505e9" style:font-size-asian="10.5pt" style:font-size-complex="12pt"/>
    </style:style>
    <style:style style:name="P5" style:family="paragraph" style:parent-style-name="Standard">
      <style:paragraph-properties fo:text-align="start" style:justify-single-word="false"/>
      <style:text-properties fo:font-size="12pt" officeooo:rsid="0033e52e" officeooo:paragraph-rsid="0033e52e" style:font-size-asian="10.5pt" style:font-size-complex="12pt"/>
    </style:style>
    <style:style style:name="P6" style:family="paragraph" style:parent-style-name="Standard">
      <style:paragraph-properties fo:text-align="start" style:justify-single-word="false"/>
      <style:text-properties fo:font-size="12pt" officeooo:rsid="00206bea" officeooo:paragraph-rsid="00206bea" style:font-size-asian="10.5pt" style:font-size-complex="12pt"/>
    </style:style>
    <style:style style:name="P7" style:family="paragraph" style:parent-style-name="Standard">
      <style:paragraph-properties fo:text-align="start" style:justify-single-word="false"/>
      <style:text-properties fo:font-size="12pt" officeooo:rsid="00399d48" officeooo:paragraph-rsid="00399d48" style:font-size-asian="10.5pt" style:font-size-complex="12pt"/>
    </style:style>
    <style:style style:name="P8" style:family="paragraph" style:parent-style-name="Standard">
      <style:paragraph-properties fo:text-align="start" style:justify-single-word="false"/>
      <style:text-properties fo:font-size="12pt" officeooo:rsid="003aada8" officeooo:paragraph-rsid="003aada8" style:font-size-asian="10.5pt" style:font-size-complex="12pt"/>
    </style:style>
    <style:style style:name="P9" style:family="paragraph" style:parent-style-name="Standard">
      <style:paragraph-properties fo:text-align="start" style:justify-single-word="false"/>
      <style:text-properties fo:font-size="12pt" fo:font-style="normal" style:text-underline-style="none" officeooo:rsid="00206bea" officeooo:paragraph-rsid="00206bea"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dec9b" officeooo:paragraph-rsid="001dec9b"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officeooo:rsid="002971f6" officeooo:paragraph-rsid="0027f6af"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2b9c6a" officeooo:paragraph-rsid="002b9c6a"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officeooo:rsid="002c98be" officeooo:paragraph-rsid="002c98be"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2cf5ad" officeooo:paragraph-rsid="002c98be"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2fa209" officeooo:paragraph-rsid="002fa209"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officeooo:rsid="0027f6af" officeooo:paragraph-rsid="0027f6af"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18908f" officeooo:paragraph-rsid="00169284"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rsid="0033e52e" officeooo:paragraph-rsid="0033e52e"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officeooo:rsid="00368028" officeooo:paragraph-rsid="00368028"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officeooo:rsid="00399d48" officeooo:paragraph-rsid="00399d48"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font-size="12pt" fo:font-style="normal" officeooo:rsid="003aada8" officeooo:paragraph-rsid="003aada8"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font-size="12pt" fo:font-style="normal" officeooo:rsid="003252c5" officeooo:paragraph-rsid="003252c5" style:font-size-asian="10.5pt" style:font-style-asian="normal" style:font-size-complex="12pt" style:font-style-complex="normal"/>
    </style:style>
    <style:style style:name="P23" style:family="paragraph" style:parent-style-name="Standard">
      <style:paragraph-properties fo:text-align="start" style:justify-single-word="false"/>
      <style:text-properties fo:font-size="12pt" fo:font-style="normal" officeooo:rsid="003b5227" officeooo:paragraph-rsid="003b5227"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fo:font-style="normal" officeooo:rsid="003ee6e6" officeooo:paragraph-rsid="003ee6e6"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officeooo:rsid="003ee6e6" officeooo:paragraph-rsid="00403852"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officeooo:rsid="004036fd" officeooo:paragraph-rsid="004036fd"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font-size="12pt" fo:font-style="normal" officeooo:rsid="004036fd" officeooo:paragraph-rsid="00403852"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2pt" fo:font-style="italic" style:text-underline-style="none" officeooo:rsid="00206bea" officeooo:paragraph-rsid="002129ea"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fo:font-style="italic" style:text-underline-style="none" officeooo:rsid="00206bea" officeooo:paragraph-rsid="00206bea" style:font-size-asian="10.5pt" style:font-style-asian="italic" style:font-size-complex="12pt" style:font-style-complex="italic"/>
    </style:style>
    <style:style style:name="P30" style:family="paragraph" style:parent-style-name="Standard">
      <style:paragraph-properties fo:text-align="start" style:justify-single-word="false"/>
      <style:text-properties fo:font-size="12pt" fo:font-style="italic" officeooo:rsid="00206bea" officeooo:paragraph-rsid="002129ea" style:font-size-asian="10.5pt" style:font-style-asian="italic" style:font-size-complex="12pt" style:font-style-complex="italic"/>
    </style:style>
    <style:style style:name="P31" style:family="paragraph" style:parent-style-name="Standard">
      <style:paragraph-properties fo:text-align="start" style:justify-single-word="false"/>
      <style:text-properties fo:font-size="12pt" fo:font-style="italic" officeooo:rsid="0033e52e" officeooo:paragraph-rsid="0033e52e" style:font-size-asian="10.5pt" style:font-style-asian="italic" style:font-size-complex="12pt" style:font-style-complex="italic"/>
    </style:style>
    <style:style style:name="P32" style:family="paragraph" style:parent-style-name="Standard">
      <style:paragraph-properties fo:text-align="start" style:justify-single-word="false"/>
      <style:text-properties fo:font-size="12pt" fo:font-style="italic" officeooo:rsid="00399d48" officeooo:paragraph-rsid="00399d48" style:font-size-asian="10.5pt" style:font-style-asian="italic" style:font-size-complex="12pt" style:font-style-complex="italic"/>
    </style:style>
    <style:style style:name="P33" style:family="paragraph" style:parent-style-name="Standard">
      <style:paragraph-properties fo:text-align="start" style:justify-single-word="false"/>
      <style:text-properties fo:font-size="12pt" fo:font-style="italic" officeooo:rsid="003aada8" officeooo:paragraph-rsid="003aada8" style:font-size-asian="10.5pt" style:font-style-asian="italic" style:font-size-complex="12pt" style:font-style-complex="italic"/>
    </style:style>
    <style:style style:name="P34" style:family="paragraph" style:parent-style-name="Standard">
      <style:paragraph-properties fo:text-align="start" style:justify-single-word="false"/>
      <style:text-properties officeooo:rsid="0026911e" officeooo:paragraph-rsid="0027f6af"/>
    </style:style>
    <style:style style:name="P35" style:family="paragraph" style:parent-style-name="Standard">
      <style:paragraph-properties fo:text-align="center" style:justify-single-word="false"/>
      <style:text-properties fo:font-size="20pt" officeooo:rsid="00399d48" officeooo:paragraph-rsid="00399d48" style:font-size-asian="17.5pt" style:font-size-complex="20pt"/>
    </style:style>
    <style:style style:name="P36" style:family="paragraph" style:parent-style-name="Standard">
      <style:paragraph-properties fo:text-align="start" style:justify-single-word="false"/>
      <style:text-properties fo:font-size="20pt" officeooo:rsid="000aac63" officeooo:paragraph-rsid="0009013c" style:font-size-asian="17.5pt" style:font-size-complex="20pt"/>
    </style:style>
    <style:style style:name="P37" style:family="paragraph" style:parent-style-name="Standard">
      <style:paragraph-properties fo:text-align="start" style:justify-single-word="false"/>
      <style:text-properties fo:font-size="20pt" officeooo:rsid="00079cd9" officeooo:paragraph-rsid="00079cd9" style:font-size-asian="20pt" style:font-size-complex="20pt"/>
    </style:style>
    <style:style style:name="P38" style:family="paragraph" style:parent-style-name="Standard">
      <style:paragraph-properties fo:text-align="center" style:justify-single-word="false"/>
      <style:text-properties fo:font-size="20pt" officeooo:rsid="00079cd9" officeooo:paragraph-rsid="00079cd9" style:font-size-asian="20pt" style:font-size-complex="20pt"/>
    </style:style>
    <style:style style:name="P39" style:family="paragraph" style:parent-style-name="Standard">
      <style:paragraph-properties fo:text-align="start" style:justify-single-word="false"/>
      <style:text-properties officeooo:rsid="0009013c" officeooo:paragraph-rsid="0009013c"/>
    </style:style>
    <style:style style:name="P40" style:family="paragraph" style:parent-style-name="Standard">
      <style:paragraph-properties fo:text-align="center" style:justify-single-word="false"/>
      <style:text-properties fo:font-size="40pt" officeooo:rsid="00079cd9" officeooo:paragraph-rsid="00079cd9" style:font-size-asian="40pt" style:font-size-complex="40pt"/>
    </style:style>
    <style:style style:name="P41" style:family="paragraph" style:parent-style-name="Standard" style:list-style-name="L1">
      <style:paragraph-properties fo:text-align="start" style:justify-single-word="false"/>
      <style:text-properties fo:font-size="12pt" officeooo:rsid="00079cd9" officeooo:paragraph-rsid="00079cd9" style:font-size-asian="10.5pt" style:font-size-complex="12pt"/>
    </style:style>
    <style:style style:name="P42" style:family="paragraph" style:parent-style-name="Standard" style:list-style-name="L1">
      <style:paragraph-properties fo:text-align="start" style:justify-single-word="false"/>
      <style:text-properties fo:font-size="12pt" officeooo:rsid="0009013c" officeooo:paragraph-rsid="0009013c" style:font-size-asian="10.5pt" style:font-size-complex="12pt"/>
    </style:style>
    <style:style style:name="P43" style:family="paragraph" style:parent-style-name="Standard" style:list-style-name="L1">
      <style:paragraph-properties fo:text-align="start" style:justify-single-word="false"/>
      <style:text-properties fo:font-size="12pt" officeooo:rsid="0014abc5" officeooo:paragraph-rsid="0014abc5" style:font-size-asian="10.5pt" style:font-size-complex="12pt"/>
    </style:style>
    <style:style style:name="P44" style:family="paragraph" style:parent-style-name="Standard" style:list-style-name="L1">
      <style:paragraph-properties fo:text-align="start" style:justify-single-word="false"/>
      <style:text-properties fo:font-size="12pt" officeooo:rsid="00169284" officeooo:paragraph-rsid="00169284" style:font-size-asian="10.5pt" style:font-size-complex="12pt"/>
    </style:style>
    <style:style style:name="P45" style:family="paragraph" style:parent-style-name="Standard" style:list-style-name="L1">
      <style:paragraph-properties fo:text-align="start" style:justify-single-word="false"/>
      <style:text-properties fo:font-size="12pt" officeooo:rsid="001dec9b" officeooo:paragraph-rsid="001dec9b" style:font-size-asian="10.5pt" style:font-size-complex="12pt"/>
    </style:style>
    <style:style style:name="P46" style:family="paragraph" style:parent-style-name="Standard" style:list-style-name="L3">
      <style:paragraph-properties fo:text-align="start" style:justify-single-word="false"/>
      <style:text-properties fo:font-size="12pt" officeooo:rsid="0033e52e" officeooo:paragraph-rsid="0033e52e" style:font-size-asian="10.5pt" style:font-size-complex="12pt"/>
    </style:style>
    <style:style style:name="P47" style:family="paragraph" style:parent-style-name="Standard" style:list-style-name="L4">
      <style:paragraph-properties fo:text-align="start" style:justify-single-word="false"/>
      <style:text-properties fo:font-size="12pt" officeooo:rsid="00368028" officeooo:paragraph-rsid="00368028" style:font-size-asian="10.5pt" style:font-size-complex="12pt"/>
    </style:style>
    <style:style style:name="P48" style:family="paragraph" style:parent-style-name="Standard" style:list-style-name="L4">
      <style:paragraph-properties fo:text-align="start" style:justify-single-word="false"/>
      <style:text-properties fo:font-size="12pt" officeooo:rsid="00399d48" officeooo:paragraph-rsid="00399d48" style:font-size-asian="10.5pt" style:font-size-complex="12pt"/>
    </style:style>
    <style:style style:name="P49" style:family="paragraph" style:parent-style-name="Standard" style:list-style-name="L5">
      <style:paragraph-properties fo:text-align="start" style:justify-single-word="false"/>
      <style:text-properties fo:font-size="12pt" officeooo:rsid="003aada8" officeooo:paragraph-rsid="003aada8" style:font-size-asian="10.5pt" style:font-size-complex="12pt"/>
    </style:style>
    <style:style style:name="P50" style:family="paragraph" style:parent-style-name="Standard" style:list-style-name="L6">
      <style:paragraph-properties fo:text-align="start" style:justify-single-word="false"/>
      <style:text-properties fo:font-size="12pt" officeooo:rsid="000bc8d5" officeooo:paragraph-rsid="000bc8d5" style:font-size-asian="10.5pt" style:font-size-complex="12pt"/>
    </style:style>
    <style:style style:name="P51" style:family="paragraph" style:parent-style-name="Standard" style:list-style-name="L6">
      <style:paragraph-properties fo:text-align="start" style:justify-single-word="false"/>
      <style:text-properties fo:font-size="12pt" officeooo:rsid="0018f3e2" officeooo:paragraph-rsid="0018f3e2" style:font-size-asian="10.5pt" style:font-size-complex="12pt"/>
    </style:style>
    <style:style style:name="P52" style:family="paragraph" style:parent-style-name="Standard" style:list-style-name="L6">
      <style:paragraph-properties fo:text-align="start" style:justify-single-word="false"/>
      <style:text-properties fo:font-size="12pt" officeooo:rsid="002c98be" officeooo:paragraph-rsid="002c98be" style:font-size-asian="10.5pt" style:font-size-complex="12pt"/>
    </style:style>
    <style:style style:name="P53" style:family="paragraph" style:parent-style-name="Standard" style:list-style-name="L7">
      <style:paragraph-properties fo:text-align="start" style:justify-single-word="false"/>
      <style:text-properties fo:font-size="12pt" officeooo:rsid="002fa209" officeooo:paragraph-rsid="002fa209" style:font-size-asian="10.5pt" style:font-size-complex="12pt"/>
    </style:style>
    <style:style style:name="P54" style:family="paragraph" style:parent-style-name="Standard" style:list-style-name="L7">
      <style:paragraph-properties fo:text-align="start" style:justify-single-word="false"/>
      <style:text-properties fo:font-size="12pt" officeooo:rsid="003252c5" officeooo:paragraph-rsid="003252c5" style:font-size-asian="10.5pt" style:font-size-complex="12pt"/>
    </style:style>
    <style:style style:name="P55" style:family="paragraph" style:parent-style-name="Standard" style:list-style-name="L1">
      <style:paragraph-properties fo:text-align="start" style:justify-single-word="false"/>
      <style:text-properties fo:font-size="12pt" fo:font-style="normal" style:text-underline-style="none" officeooo:rsid="00206bea" officeooo:paragraph-rsid="00206bea" style:font-size-asian="10.5pt" style:font-style-asian="normal" style:font-size-complex="12pt" style:font-style-complex="normal"/>
    </style:style>
    <style:style style:name="P56" style:family="paragraph" style:parent-style-name="Standard" style:list-style-name="L3">
      <style:paragraph-properties fo:text-align="start" style:justify-single-word="false"/>
      <style:text-properties fo:font-size="12pt" fo:font-style="normal" officeooo:rsid="002b9c6a" officeooo:paragraph-rsid="002b9c6a" style:font-size-asian="10.5pt" style:font-style-asian="normal" style:font-size-complex="12pt" style:font-style-complex="normal"/>
    </style:style>
    <style:style style:name="P57" style:family="paragraph" style:parent-style-name="Standard" style:list-style-name="L3">
      <style:paragraph-properties fo:text-align="start" style:justify-single-word="false"/>
      <style:text-properties fo:font-size="12pt" fo:font-style="normal" officeooo:rsid="0030ac24" officeooo:paragraph-rsid="0030ac24" style:font-size-asian="10.5pt" style:font-style-asian="normal" style:font-size-complex="12pt" style:font-style-complex="normal"/>
    </style:style>
    <style:style style:name="P58" style:family="paragraph" style:parent-style-name="Standard" style:list-style-name="L7">
      <style:paragraph-properties fo:text-align="start" style:justify-single-word="false"/>
      <style:text-properties fo:font-size="12pt" fo:font-style="normal" officeooo:rsid="00368028" officeooo:paragraph-rsid="00368028" style:font-size-asian="10.5pt" style:font-style-asian="normal" style:font-size-complex="12pt" style:font-style-complex="normal"/>
    </style:style>
    <style:style style:name="P59" style:family="paragraph" style:parent-style-name="Standard" style:list-style-name="L7">
      <style:paragraph-properties fo:text-align="start" style:justify-single-word="false"/>
      <style:text-properties fo:font-size="12pt" fo:font-style="normal" officeooo:rsid="003aada8" officeooo:paragraph-rsid="003aada8" style:font-size-asian="10.5pt" style:font-style-asian="normal" style:font-size-complex="12pt" style:font-style-complex="normal"/>
    </style:style>
    <style:style style:name="P60" style:family="paragraph" style:parent-style-name="Standard" style:list-style-name="L7">
      <style:paragraph-properties fo:text-align="start" style:justify-single-word="false"/>
      <style:text-properties fo:font-size="12pt" fo:font-style="normal" officeooo:rsid="003b5227" officeooo:paragraph-rsid="003b5227" style:font-size-asian="10.5pt" style:font-style-asian="normal" style:font-size-complex="12pt" style:font-style-complex="normal"/>
    </style:style>
    <style:style style:name="P61" style:family="paragraph" style:parent-style-name="Standard" style:list-style-name="L7">
      <style:paragraph-properties fo:text-align="start" style:justify-single-word="false"/>
      <style:text-properties fo:font-size="12pt" fo:font-style="normal" officeooo:rsid="003ee6e6" officeooo:paragraph-rsid="003ee6e6" style:font-size-asian="10.5pt" style:font-style-asian="normal" style:font-size-complex="12pt" style:font-style-complex="normal"/>
    </style:style>
    <style:style style:name="P62" style:family="paragraph" style:parent-style-name="Standard" style:list-style-name="L8">
      <style:paragraph-properties fo:text-align="start" style:justify-single-word="false"/>
      <style:text-properties fo:font-size="12pt" fo:font-style="normal" officeooo:rsid="004036fd" officeooo:paragraph-rsid="004036fd" style:font-size-asian="10.5pt" style:font-style-asian="normal" style:font-size-complex="12pt" style:font-style-complex="normal"/>
    </style:style>
    <style:style style:name="P63" style:family="paragraph" style:parent-style-name="Standard" style:list-style-name="L9">
      <style:paragraph-properties fo:text-align="start" style:justify-single-word="false"/>
      <style:text-properties fo:font-size="12pt" fo:font-style="normal" officeooo:rsid="00403852" officeooo:paragraph-rsid="00403852" style:font-size-asian="10.5pt" style:font-style-asian="normal" style:font-size-complex="12pt" style:font-style-complex="normal"/>
    </style:style>
    <style:style style:name="P64" style:family="paragraph" style:parent-style-name="Standard">
      <style:paragraph-properties fo:text-align="start" style:justify-single-word="false"/>
      <style:text-properties fo:font-size="12pt" fo:font-style="normal" officeooo:rsid="00403852" officeooo:paragraph-rsid="00403852" style:font-size-asian="10.5pt" style:font-style-asian="normal" style:font-size-complex="12pt" style:font-style-complex="normal"/>
    </style:style>
    <style:style style:name="P65" style:family="paragraph" style:parent-style-name="Standard" style:list-style-name="L9">
      <style:paragraph-properties fo:text-align="start" style:justify-single-word="false"/>
      <style:text-properties fo:font-size="12pt" fo:font-style="normal" officeooo:rsid="004041c9" officeooo:paragraph-rsid="004041c9" style:font-size-asian="10.5pt" style:font-style-asian="normal" style:font-size-complex="12pt" style:font-style-complex="normal"/>
    </style:style>
    <style:style style:name="P66" style:family="paragraph" style:parent-style-name="Standard">
      <style:paragraph-properties fo:text-align="start" style:justify-single-word="false"/>
      <style:text-properties fo:font-size="12pt" fo:font-style="normal" officeooo:rsid="004041c9" officeooo:paragraph-rsid="004041c9" style:font-size-asian="10.5pt" style:font-style-asian="normal" style:font-size-complex="12pt" style:font-style-complex="normal"/>
    </style:style>
    <style:style style:name="P67" style:family="paragraph" style:parent-style-name="Standard" style:list-style-name="L10">
      <style:paragraph-properties fo:text-align="start" style:justify-single-word="false"/>
      <style:text-properties fo:font-size="12pt" fo:font-style="normal" officeooo:rsid="0041be46" officeooo:paragraph-rsid="0041be46" style:font-size-asian="10.5pt" style:font-style-asian="normal" style:font-size-complex="12pt" style:font-style-complex="normal"/>
    </style:style>
    <style:style style:name="P68" style:family="paragraph" style:parent-style-name="Standard">
      <style:paragraph-properties fo:text-align="start" style:justify-single-word="false"/>
      <style:text-properties fo:font-size="12pt" fo:font-style="normal" officeooo:rsid="0041be46" officeooo:paragraph-rsid="0041be46" style:font-size-asian="10.5pt" style:font-style-asian="normal" style:font-size-complex="12pt" style:font-style-complex="normal"/>
    </style:style>
    <style:style style:name="P69" style:family="paragraph" style:parent-style-name="Standard" style:list-style-name="L10">
      <style:paragraph-properties fo:text-align="start" style:justify-single-word="false"/>
      <style:text-properties fo:font-size="12pt" fo:font-style="normal" officeooo:rsid="0041f6b7" officeooo:paragraph-rsid="0041f6b7" style:font-size-asian="10.5pt" style:font-style-asian="normal" style:font-size-complex="12pt" style:font-style-complex="normal"/>
    </style:style>
    <style:style style:name="P70" style:family="paragraph" style:parent-style-name="Standard">
      <style:paragraph-properties fo:text-align="start" style:justify-single-word="false"/>
      <style:text-properties fo:font-size="12pt" fo:font-style="italic" officeooo:rsid="004017d8" officeooo:paragraph-rsid="003ee6e6" style:font-size-asian="10.5pt" style:font-style-asian="italic" style:font-size-complex="12pt" style:font-style-complex="italic"/>
    </style:style>
    <style:style style:name="P71" style:family="paragraph" style:parent-style-name="Standard">
      <style:paragraph-properties fo:text-align="start" style:justify-single-word="false"/>
      <style:text-properties fo:font-size="12pt" fo:font-style="italic" officeooo:rsid="004017d8" officeooo:paragraph-rsid="00403852" style:font-size-asian="10.5pt" style:font-style-asian="italic" style:font-size-complex="12pt" style:font-style-complex="italic"/>
    </style:style>
    <style:style style:name="P72" style:family="paragraph" style:parent-style-name="Standard" style:list-style-name="L2">
      <style:paragraph-properties fo:text-align="start" style:justify-single-word="false"/>
      <style:text-properties officeooo:rsid="002505e9" officeooo:paragraph-rsid="002505e9"/>
    </style:style>
    <style:style style:name="P73" style:family="paragraph" style:parent-style-name="Standard" style:list-style-name="L2">
      <style:paragraph-properties fo:text-align="start" style:justify-single-word="false"/>
      <style:text-properties officeooo:rsid="0026911e" officeooo:paragraph-rsid="0027f6af"/>
    </style:style>
    <style:style style:name="P74" style:family="paragraph" style:parent-style-name="Standard" style:list-style-name="L3">
      <style:paragraph-properties fo:text-align="start" style:justify-single-word="false"/>
      <style:text-properties officeooo:rsid="002b9c6a" officeooo:paragraph-rsid="002b9c6a"/>
    </style:style>
    <style:style style:name="T1" style:family="text">
      <style:text-properties fo:font-size="20pt" officeooo:rsid="000aac63" style:font-size-asian="17.5pt" style:font-size-complex="20pt"/>
    </style:style>
    <style:style style:name="T2" style:family="text">
      <style:text-properties fo:font-size="12pt" style:font-size-asian="10.5pt" style:font-size-complex="12pt"/>
    </style:style>
    <style:style style:name="T3" style:family="text">
      <style:text-properties fo:font-size="12pt" officeooo:rsid="00278511" style:font-size-asian="10.5pt" style:font-size-complex="12pt"/>
    </style:style>
    <style:style style:name="T4" style:family="text">
      <style:text-properties fo:font-size="12pt" officeooo:rsid="0027f6af" style:font-size-asian="10.5pt" style:font-size-complex="12pt"/>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italic" officeooo:rsid="0027f6af" style:font-size-asian="10.5pt" style:font-style-asian="italic" style:font-size-complex="12pt" style:font-style-complex="italic"/>
    </style:style>
    <style:style style:name="T7" style:family="text">
      <style:text-properties fo:font-size="12pt" fo:font-style="italic" officeooo:rsid="002971f6" style:font-size-asian="10.5pt" style:font-style-asian="italic" style:font-size-complex="12pt" style:font-style-complex="italic"/>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size="12pt" fo:font-style="normal" officeooo:rsid="0027f6af" style:font-size-asian="10.5pt" style:font-style-asian="normal" style:font-size-complex="12pt" style:font-style-complex="normal"/>
    </style:style>
    <style:style style:name="T10" style:family="text">
      <style:text-properties fo:font-size="12pt" fo:font-style="normal" officeooo:rsid="002505e9" style:font-size-asian="10.5pt" style:font-style-asian="normal" style:font-size-complex="12pt" style:font-style-complex="normal"/>
    </style:style>
    <style:style style:name="T11" style:family="text">
      <style:text-properties fo:font-size="12pt" fo:font-style="normal" officeooo:rsid="002971f6" style:font-size-asian="10.5pt" style:font-style-asian="normal" style:font-size-complex="12pt" style:font-style-complex="normal"/>
    </style:style>
    <style:style style:name="T12" style:family="text">
      <style:text-properties fo:font-size="12pt" fo:font-style="normal" officeooo:rsid="002c5bc2" style:font-size-asian="10.5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officeooo:rsid="0018908f" style:font-style-asian="italic" style:font-style-complex="italic"/>
    </style:style>
    <style:style style:name="T15" style:family="text">
      <style:text-properties fo:font-style="italic" officeooo:rsid="0023fe04" style:font-style-asian="italic" style:font-style-complex="italic"/>
    </style:style>
    <style:style style:name="T16" style:family="text">
      <style:text-properties fo:font-style="italic" officeooo:rsid="002cf5ad" style:font-style-asian="italic" style:font-style-complex="italic"/>
    </style:style>
    <style:style style:name="T17" style:family="text">
      <style:text-properties fo:font-style="italic" officeooo:rsid="004017d8" style:font-style-asian="italic" style:font-style-complex="italic"/>
    </style:style>
    <style:style style:name="T18" style:family="text">
      <style:text-properties fo:font-style="italic" officeooo:rsid="00403852" style:font-style-asian="italic" style:font-style-complex="italic"/>
    </style:style>
    <style:style style:name="T19" style:family="text">
      <style:text-properties fo:font-style="italic" officeooo:rsid="00430f2e" style:font-style-asian="italic" style:font-style-complex="italic"/>
    </style:style>
    <style:style style:name="T20" style:family="text">
      <style:text-properties fo:font-style="italic" officeooo:rsid="0043bb50" style:font-style-asian="italic" style:font-style-complex="italic"/>
    </style:style>
    <style:style style:name="T21" style:family="text">
      <style:text-properties fo:font-style="italic" officeooo:rsid="004444b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2129ea" style:font-style-asian="italic" style:font-style-complex="italic"/>
    </style:style>
    <style:style style:name="T24" style:family="text">
      <style:text-properties fo:font-style="italic" style:text-underline-style="none" officeooo:rsid="00206bea"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8908f" style:font-style-asian="normal" style:font-style-complex="normal"/>
    </style:style>
    <style:style style:name="T27" style:family="text">
      <style:text-properties fo:font-style="normal" officeooo:rsid="001a1336" style:font-style-asian="normal" style:font-style-complex="normal"/>
    </style:style>
    <style:style style:name="T28" style:family="text">
      <style:text-properties fo:font-style="normal" officeooo:rsid="0023fe04" style:font-style-asian="normal" style:font-style-complex="normal"/>
    </style:style>
    <style:style style:name="T29" style:family="text">
      <style:text-properties fo:font-style="normal" officeooo:rsid="002cf5ad"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style:text-underline-style="none"/>
    </style:style>
    <style:style style:name="T32" style:family="text">
      <style:text-properties style:text-underline-style="none" officeooo:rsid="002129ea"/>
    </style:style>
    <style:style style:name="T33" style:family="text">
      <style:text-properties officeooo:rsid="0023fe04"/>
    </style:style>
    <style:style style:name="T34" style:family="text">
      <style:text-properties officeooo:rsid="0034820a"/>
    </style:style>
    <style:style style:name="T35" style:family="text">
      <style:text-properties officeooo:rsid="00350b3b"/>
    </style:style>
    <style:style style:name="T36" style:family="text">
      <style:text-properties officeooo:rsid="00399d48"/>
    </style:style>
    <style:style style:name="T37" style:family="text">
      <style:text-properties officeooo:rsid="004017d8"/>
    </style:style>
    <style:style style:name="T38" style:family="text">
      <style:text-properties officeooo:rsid="00403852"/>
    </style:style>
    <style:style style:name="T39" style:family="text">
      <style:text-properties officeooo:rsid="004267f8"/>
    </style:style>
    <style:style style:name="T40" style:family="text">
      <style:text-properties officeooo:rsid="0043bb50"/>
    </style:style>
    <style:style style:name="T41" style:family="text">
      <style:text-properties officeooo:rsid="004444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urso Desenvolvimento WEB</text:p>
      <text:p text:style-name="P38"/>
      <text:p text:style-name="P37"><text:tab/>Anotações e Observações</text:p>
      <text:p text:style-name="P37"/>
      <text:list xml:id="list587724161" text:style-name="L1">
        <text:list-item>
          <text:p text:style-name="P41">Manter a parte de script sempre no final da página para um melhor carregamento </text:p>
        </text:list-item>
        <text:list-item>
          <text:p text:style-name="P42">HTML 5 contém tags especificas para rodapé e afins, dispensando o uso de divs excessivas</text:p>
          <text:list>
            <text:list-item>
              <text:p text:style-name="P42">header – cabeçalho (isso ajuda no CEO (trending tops) do Google).</text:p>
            </text:list-item>
            <text:list-item>
              <text:p text:style-name="P42">nav – menu para navegação que fica dentro de header.</text:p>
            </text:list-item>
            <text:list-item>
              <text:p text:style-name="P42">section – seção para coisas importantes.</text:p>
            </text:list-item>
            <text:list-item>
              <text:p text:style-name="P42">footer – rodapé.</text:p>
            </text:list-item>
          </text:list>
        </text:list-item>
      </text:list>
      <text:p text:style-name="P1"/>
      <text:list xml:id="list155747041228499" text:continue-numbering="true" text:style-name="L1">
        <text:list-item>
          <text:p text:style-name="P43">Na tag “<text:span text:style-name="T13">form</text:span><text:span text:style-name="T25">” sempre acrescentar um método (method) e uma ação (action). O método consiste em GET e POST, onde GET os dados são enviados pela URL, portanto aparecendo informações como senha e afins; POST é um método de envio onde oculta essas informações. A ação define para onde você vai enviar esse formulário, um arquivo php por exemplo.</text:span></text:p>
        </text:list-item>
        <text:list-item>
          <text:p text:style-name="P44">Nos atributos das tags, o <text:span text:style-name="T13">“for” </text:span><text:span text:style-name="T25">que é utilizado na tag </text:span><text:span text:style-name="T13">“label”</text:span><text:span text:style-name="T25"> faz referencia ao ID e o </text:span><text:span text:style-name="T13">“name”</text:span><text:span text:style-name="T25"> é para o envio de formulário. </text:span><text:span text:style-name="T26">Da mesma forma que o atributo </text:span><text:span text:style-name="T14">“name”</text:span><text:span text:style-name="T26"> faz agrupamento, por exemplo em um campo </text:span><text:span text:style-name="T14">“radio”</text:span><text:span text:style-name="T26"> para selecionar sexo, colocando diferentes </text:span><text:span text:style-name="T14">“names”</text:span><text:span text:style-name="T26"> para ambas opções masculino e feminino, teria como selecionar os dois, mas agrupando-os, ou seja, colocando o mesmo </text:span><text:span text:style-name="T14">“name”</text:span><text:span text:style-name="T26"> não teria esse problema.</text:span></text:p>
        </text:list-item>
      </text:list>
      <text:p text:style-name="P17"/>
      <text:list xml:id="list155745408164699" text:continue-numbering="true" text:style-name="L1">
        <text:list-item>
          <text:p text:style-name="P45"><text:span text:style-name="T26">T</text:span><text:span text:style-name="T25">rabalhar com uma estrutura de </text:span><text:span text:style-name="T13">“containers”</text:span><text:span text:style-name="T25"> para centralizar o conteúdo quando desejado. Deve-se declarar uma </text:span><text:span text:style-name="T22">“class” </text:span><text:span text:style-name="T30">dentro de uma </text:span><text:span text:style-name="T22">“div”</text:span><text:span text:style-name="T30">, o bootstrap exigi essa estrutura em linhas </text:span><text:span text:style-name="T22">“row”</text:span><text:span text:style-name="T30">.</text:span></text:p>
        </text:list-item>
      </text:list>
      <text:p text:style-name="P10"/>
      <text:list xml:id="list155745502186700" text:continue-numbering="true" text:style-name="L1">
        <text:list-item>
          <text:p text:style-name="P55">Um sprit em CSS é um conjunto de imagens em uma única imagem, isso poupa requisição ao servidor fazendo um melhor processamento da página. Uma técnica usada para isso é criar uma lista &lt;ul&gt;&lt;li&gt; e dentro delas mapear o espaçamento daquele “vetor” com a tag &lt;a href=”#”&gt;. Fazendo isso no CSS, definimos o espaçamento entre elas e depois vamos apenas posicionando. Vale lembrar de manter o display bloqueado.</text:p>
        </text:list-item>
      </text:list>
      <text:p text:style-name="P9"/>
      <text:p text:style-name="P6"><text:span text:style-name="T30"><text:tab/><text:tab/></text:span><text:span text:style-name="T22">header .nomeclasse </text:span><text:span text:style-name="T23">li</text:span><text:span text:style-name="T22"> {</text:span></text:p>
      <text:p text:style-name="P29"><text:tab/><text:tab/><text:tab/>background-image: url(“../img/nomeimg.png);</text:p>
      <text:p text:style-name="P29"><text:tab/><text:tab/><text:tab/>background-repeat: no repeat;</text:p>
      <text:p text:style-name="P29"><text:tab/><text:tab/><text:tab/>display: inline-block;</text:p>
      <text:p text:style-name="P29"><text:tab/><text:tab/>}</text:p>
      <text:p text:style-name="P1"/>
      <text:p text:style-name="P2"><text:tab/><text:tab/><text:span text:style-name="T24">header .nomeclasse </text:span><text:span text:style-name="T23">li</text:span><text:span text:style-name="T24"> </text:span><text:span text:style-name="T23">a</text:span><text:span text:style-name="T24">{</text:span></text:p>
      <text:p text:style-name="P30"><text:span text:style-name="T31"><text:tab/><text:tab/><text:tab/></text:span><text:span text:style-name="T32">display: block;</text:span></text:p>
      <text:p text:style-name="P28"><text:tab/><text:tab/>}</text:p>
      <text:p text:style-name="P1"/>
      <text:p text:style-name="P1"><text:tab/><text:span text:style-name="T33">Em uma lista, para deixar as informações uma ao lado da outra, usamos no CSS o seguinte <text:tab/>comando </text:span><text:span text:style-name="T15">“display: inline-block;”</text:span><text:span text:style-name="T28">.</text:span></text:p>
      <text:list xml:id="list1327757096" text:style-name="L2">
        <text:list-item>
          <text:p text:style-name="P72"><text:soft-page-break/><text:span text:style-name="T2">CDN (Content Delivery Network), são centro de distribuições de projetos (as chamadas através de um link feito no </text:span><text:span text:style-name="T5">head</text:span><text:span text:style-name="T2">), como por exemplo o Bootstrap, a vantagem de usar CDN é que se outra pessoa tiver acessado um site que utiliza o mesmo CDN, isso vai ficar salvo na cache, não precisando recarregar aquela requisição.</text:span></text:p>
        </text:list-item>
      </text:list>
      <text:p text:style-name="P4"/>
      <text:p text:style-name="P4"/>
      <text:list xml:id="list155745453288575" text:continue-numbering="true" text:style-name="L2">
        <text:list-item>
          <text:p text:style-name="P73"><text:span text:style-name="T3">Diferença entre p</text:span><text:span text:style-name="T2">osição absoluta, relativa </text:span><text:span text:style-name="T4">e fixa</text:span><text:span text:style-name="T2"> – </text:span><text:span text:style-name="T3">A posição absoluta reflete sobre o escopo da pagina, ou seja, ele se referencia pela borda da tag &lt;html&gt;, </text:span><text:span text:style-name="T4">assim podendo usar chamadas como </text:span><text:span text:style-name="T6">top, right, left e bottom </text:span><text:span text:style-name="T9">no CSS para manipular essa div.</text:span><text:span text:style-name="T10"> </text:span><text:span text:style-name="T9">Pode-se herdar isso, por exemplo, uma outra div dentro com position absolute, ela acaba tomando como escopo principal a div que é “pai” dela, ou seja, a div em que esta contida.</text:span></text:p>
        </text:list-item>
      </text:list>
      <text:p text:style-name="P16"><text:tab/><text:tab/>A posição relativa, ela se referencia a ela mesma, como ponto inicial a parte <text:tab/>superior esquerda. Já a fixa, como o próprio nome sugere, ela fixa a div na tela.</text:p>
      <text:p text:style-name="P34"><text:span text:style-name="T9"><text:tab/><text:tab/></text:span><text:span text:style-name="T11">Temos também um item chamado de </text:span><text:span text:style-name="T7">z-index</text:span><text:span text:style-name="T11">, com isso podemos manipular o <text:tab/>escalonamento da imagem ou da div na página, assim deixando-a na frente ou atrás de <text:tab/>algum objeto desejado.</text:span></text:p>
      <text:p text:style-name="P11"/>
      <text:list xml:id="list654132129" text:style-name="L3">
        <text:list-item>
          <text:p text:style-name="P74"><text:span text:style-name="T11">S</text:span><text:span text:style-name="T8">istema de Grid em Bootstrap é um sistema em que se divide o monitor em doze colunas, cada uma contendo o peso de um. Isso é usada para criação de divs para integrar alguma notícia ou alguma informação, onde é criada um “bloco” </text:span><text:span text:style-name="T12">ou thumbnails</text:span><text:span text:style-name="T8"> de tamanho padronizado.</text:span></text:p>
          <text:p text:style-name="P56">A class para essa chamada é “col-md-1”, que já foi citado que contém o peso de um. Por tanto uma “col-md-8” contém oito pesos, restando quadro para preencher a tela.</text:p>
        </text:list-item>
      </text:list>
      <text:p text:style-name="P12"/>
      <text:list xml:id="list155746271306327" text:continue-numbering="true" text:style-name="L3">
        <text:list-item>
          <text:p text:style-name="P57">É importante ressaltar que em um layout, cada “parte” é comportada por <text:span text:style-name="T35">colunas</text:span>, assim podendo alinhar as divs. Também é importante lembrar que essas <text:span text:style-name="T35">colunas</text:span> são divisíveis <text:span text:style-name="T35">por</text:span> um máximo de 12, e cada uma pode ter o peso de 1. Podemos também utilizar o sistema de GRID dentro de outro GRID, para assim facilitar a manipulação dos blocos de divs.</text:p>
        </text:list-item>
      </text:list>
      <text:p text:style-name="P4"/>
      <text:p text:style-name="P4"/>
      <text:p text:style-name="P35">Javascript / Jquery</text:p>
      <text:p text:style-name="P35"/>
      <text:list xml:id="list155746730694252" text:continue-numbering="true" text:style-name="L3">
        <text:list-item>
          <text:p text:style-name="P46">JQuery – A chamada do jQuery que nada mais é uma biblioteca do JS, é atribuída pelo sinal de $ (sifrão), Ao fazer isso temos que indicar aquele arquivo <text:span text:style-name="T34">ou parâmetro para passar para “</text:span><text:span text:style-name="T13">document”</text:span><text:span text:style-name="T25">. Quando fazemos essa chamada, temos que colocar um ponto após o parêntese, que é como se tivéssemos abrindo aquela biblioteca. Seguido disso usamos o </text:span><text:span text:style-name="T13">“ready”</text:span><text:span text:style-name="T25"> para indicar que a ação só deve ser tomada após o carregamento da página e atribuímos a função desejada. Ficando assim:</text:span></text:p>
        </text:list-item>
      </text:list>
      <text:p text:style-name="P18"><text:tab/></text:p>
      <text:p text:style-name="P5"><text:span text:style-name="T25"><text:tab/><text:tab/></text:span><text:span text:style-name="T13">$(document).ready(function(){</text:span></text:p>
      <text:p text:style-name="P31"/>
      <text:p text:style-name="P31"><text:tab/><text:tab/>});</text:p>
      <text:p text:style-name="P5"/>
      <text:p text:style-name="P5"><text:span text:style-name="T13"><text:tab/></text:span><text:span text:style-name="T25">Essa é a estrutura básica do jQuery.</text:span></text:p>
      <text:p text:style-name="P4"/>
      <text:list xml:id="list2869334458" text:style-name="L4">
        <text:list-item>
          <text:p text:style-name="P47">JQuery – O <text:span text:style-name="T36">parâmetro</text:span> <text:span text:style-name="T13">$(this) </text:span><text:span text:style-name="T25">indica aquela própria classe ou identificador a qual estamos nos referenciando. Assim podendo criar um evento para aquele próprio objeto.</text:span></text:p>
        </text:list-item>
      </text:list>
      <text:p text:style-name="P19"/>
      <text:p text:style-name="P19"/>
      <text:p text:style-name="P19"/>
      <text:list xml:id="list155745819574566" text:continue-numbering="true" text:style-name="L4">
        <text:list-item>
          <text:p text:style-name="P48"><text:span text:style-name="T25">JQuery – O método “</text:span><text:span text:style-name="T13">.attr”</text:span><text:span text:style-name="T25"> nos permite modificar um atributo de uma tag, por exemplo:</text:span></text:p>
        </text:list-item>
      </text:list>
      <text:p text:style-name="P20"><text:soft-page-break/><text:tab/></text:p>
      <text:p text:style-name="P7"><text:span text:style-name="T25"><text:tab/><text:tab/></text:span><text:span text:style-name="T13">.attr(“src”, “mp4/”+$(this).data(“video”));</text:span></text:p>
      <text:p text:style-name="P32"/>
      <text:p text:style-name="P7"><text:span text:style-name="T13"><text:tab/></text:span><text:span text:style-name="T25">É como se fosse ler da seguinte maneira: “Procure </text:span><text:span text:style-name="T13">src</text:span><text:span text:style-name="T25">, mude para </text:span><text:span text:style-name="T13">mp4/</text:span><text:span text:style-name="T25">, mais o nome do <text:tab/>vídeo modificado.</text:span></text:p>
      <text:p text:style-name="P20"/>
      <text:list xml:id="list2628571376" text:style-name="L5">
        <text:list-item>
          <text:p text:style-name="P49"><text:span text:style-name="T25">JQuery – O método </text:span><text:span text:style-name="T13">“.toggleClass” </text:span><text:span text:style-name="T25">permite uma troca de classe do objeto HTML, por exemplo a troca de um botão:</text:span></text:p>
        </text:list-item>
      </text:list>
      <text:p text:style-name="P21"><text:tab/></text:p>
      <text:p text:style-name="P8"><text:span text:style-name="T25"><text:tab/><text:tab/></text:span><text:span text:style-name="T13">.toggleClass(“btn-success btn-danger”);</text:span></text:p>
      <text:p text:style-name="P33"/>
      <text:p text:style-name="P8"><text:span text:style-name="T13"><text:tab/></text:span><text:span text:style-name="T25">No caso acima, durante o click, o tipo do botão mudaria.</text:span></text:p>
      <text:p text:style-name="P4"/>
      <text:p text:style-name="P39"><text:span text:style-name="T2"><text:tab/></text:span><text:span text:style-name="T1">Dicas de Seção</text:span></text:p>
      <text:p text:style-name="P36"/>
      <text:list xml:id="list1315063903" text:style-name="L6">
        <text:list-item>
          <text:p text:style-name="P50">Para resolver problemas como “margins” brancas em torno dos blocos, devemos zerar a margin e padding da tag html e body, que por padrão vem com 8px.</text:p>
        </text:list-item>
        <text:list-item>
          <text:p text:style-name="P50">Usar cores “flat”, cores mais suaves.</text:p>
        </text:list-item>
        <text:list-item>
          <text:p text:style-name="P51">A tag <text:span text:style-name="T13">“hidden”</text:span><text:span text:style-name="T25"> é muito importante e muito usada em API’s (Application Programming Interface), </text:span><text:span text:style-name="T27">para parte de pagamentos onde os dados cadastrais de um cartão de crédito é passada via método post para bandeira selecionada, Visa, Master ou alguma que for. Isso omite do usuário os dados enviados e não deixa de ser uma forma de segurança.</text:span></text:p>
        </text:list-item>
        <text:list-item>
          <text:p text:style-name="P52"><text:span text:style-name="T27">T</text:span><text:span text:style-name="T25">ag “time”, como o próprio nome sugere é utilizada para marcar uma data ou algo relacionado ao calendário, o importante dessa tag é utilizá-la para notícias, assim o motor de busca do Google consegue identificar a relevância sobre aquela notícia estar atualizada ou não.</text:span></text:p>
        </text:list-item>
      </text:list>
      <text:p text:style-name="P13"/>
      <text:list xml:id="list155745788788473" text:continue-numbering="true" text:style-name="L6">
        <text:list-item>
          <text:p text:style-name="P52"><text:span text:style-name="T25">É </text:span><text:span text:style-name="T29">importante lembrar das heranças em html, ao usar imagens com slide, com a tag </text:span><text:span text:style-name="T16">carousel</text:span><text:span text:style-name="T29">. Utilizei-a dentro de </text:span><text:span text:style-name="T16">header</text:span><text:span text:style-name="T29">, por tanto na hora de dar continuidade ao corpo padrão do site (</text:span><text:span text:style-name="T16">section</text:span><text:span text:style-name="T29">), não estava conseguindo. Pois </text:span><text:span text:style-name="T16">section</text:span><text:span text:style-name="T29"> acabava ficando atrás do slide.</text:span></text:p>
        </text:list-item>
      </text:list>
      <text:p text:style-name="P3"><text:span text:style-name="T29"><text:tab/>Isso se deve pelo escalonamento dos objetos, a tag </text:span><text:span text:style-name="T16">header</text:span><text:span text:style-name="T29"> tem maior peso que </text:span><text:span text:style-name="T16">section</text:span><text:span text:style-name="T29"> por <text:tab/>exemplo, e sem contar na ordem das coisas também. Consegui solucionar isso jogando a tag <text:tab/>de </text:span><text:span text:style-name="T16">carousel</text:span><text:span text:style-name="T29"> para dentro de </text:span><text:span text:style-name="T16">section</text:span><text:span text:style-name="T29">, assim respeitando a ordem dos objetos.</text:span></text:p>
      <text:p text:style-name="P14"/>
      <text:list xml:id="list2756145047" text:style-name="L7">
        <text:list-item>
          <text:p text:style-name="P53"><text:span text:style-name="T29">P</text:span><text:span text:style-name="T25">ara preencher um parágrafo com texto aleatório, digite “lorem ipsum” que o editor irá automaticamente gerar um parágrafo.</text:span></text:p>
        </text:list-item>
      </text:list>
      <text:p text:style-name="P15"/>
      <text:list xml:id="list155746247541546" text:continue-numbering="true" text:style-name="L7">
        <text:list-item>
          <text:p text:style-name="P54"><text:span text:style-name="T25">Existe um comando no CSS chamado “</text:span><text:span text:style-name="T13">{clear:both;}</text:span><text:span text:style-name="T25">”</text:span><text:span text:style-name="T13"> </text:span><text:span text:style-name="T25">aparentemente ele limpa todos os </text:span><text:span text:style-name="T13">positions</text:span><text:span text:style-name="T25"> anteriores e mantém aquele bloco em seu lugar de origem. Por exemplo, ao desenvolver uma página tive problemas com o meu rodapé, o footer, o conteúdo dele ficava no meio da página não respeitando a ordem dos blocos. Ao usar esse comando, o footer se comportou normalmente ficando no final da página.</text:span></text:p>
        </text:list-item>
      </text:list>
      <text:p text:style-name="P22"/>
      <text:list xml:id="list155746465160413" text:continue-numbering="true" text:style-name="L7">
        <text:list-item>
          <text:p text:style-name="P58">CTRL + ; comenta a linha em que o marcador está.</text:p>
        </text:list-item>
      </text:list>
      <text:p text:style-name="P19"/>
      <text:list xml:id="list155747474185978" text:continue-numbering="true" text:style-name="L7">
        <text:list-item>
          <text:p text:style-name="P59">Para algumas coisas, é necessário um servidor web instalado e configurado na máquina, tendo isso, basta adicionar a pasta do projeto dentro da pasta “htdocs”, contida dentro do XAMPP.</text:p>
        </text:list-item>
      </text:list>
      <text:p text:style-name="P21"/>
      <text:list xml:id="list155747428571886" text:continue-numbering="true" text:style-name="L7">
        <text:list-item>
          <text:p text:style-name="P60"><text:soft-page-break/>AJAX é uma requisição assíncrona do servidor, por exemplo, ao entrar em um site filtramos nossa busca para um tipo de coisa, ao invés da página dar um refresh, apenas irá carregar aquele bloco onde está contido aquela informação. Isso é o AJAX.</text:p>
        </text:list-item>
      </text:list>
      <text:p text:style-name="P23"/>
      <text:list xml:id="list155745482715881" text:continue-numbering="true" text:style-name="L7">
        <text:list-item>
          <text:p text:style-name="P61">Existe uma propriedade no CSS chamada <text:span text:style-name="T13">“background: cover”</text:span>, esse atributo ajusta o tamanho da imagem a tela, facilitando a manipulação para mobile.</text:p>
        </text:list-item>
      </text:list>
      <text:p text:style-name="P24"/>
      <text:list xml:id="list155747299966104" text:continue-numbering="true" text:style-name="L7">
        <text:list-item>
          <text:p text:style-name="P61">É <text:span text:style-name="T37">comum enfrentar problemas com diferentes proporções de imagens, por exemplo, uma imagem grande sendo redimensionada para um tamanho menor, é comum que ela tenha um aspecto de “esticada”. Para solucionar esse empecilho fazemos o seguinte no CSS:</text:span></text:p>
        </text:list-item>
      </text:list>
      <text:p text:style-name="P24"><text:tab/><text:tab/></text:p>
      <text:p text:style-name="P24"><text:tab/><text:tab/><text:span text:style-name="T17">#img{</text:span></text:p>
      <text:p text:style-name="P70"><text:tab/><text:tab/><text:tab/>max-width: 200px;</text:p>
      <text:p text:style-name="P70"><text:tab/><text:tab/><text:tab/>max-height: 300px;</text:p>
      <text:p text:style-name="P70"><text:tab/><text:tab/><text:tab/>width: auto;</text:p>
      <text:p text:style-name="P70"><text:tab/><text:tab/><text:tab/>height: auto;</text:p>
      <text:p text:style-name="P70"><text:tab/><text:tab/>}</text:p>
      <text:p text:style-name="P24"><text:tab/></text:p>
      <text:list xml:id="list1372268939" text:style-name="L8">
        <text:list-item>
          <text:p text:style-name="P62">Em CSS as vezes temos como atributo a opção inherit, que nada mais é do que a herança daquela tag pai, ou seja, com esse atributo automaticamente a tag herdara os atributos da tag pai.</text:p>
        </text:list-item>
      </text:list>
      <text:p text:style-name="P26"/>
      <text:list xml:id="list155746694432249" text:continue-numbering="true" text:style-name="L8">
        <text:list-item>
          <text:p text:style-name="P62">Uma classe no bootstrap que facilitar nossa produtividade e economizar tempo de código, é a classe <text:span text:style-name="T13">“</text:span><text:span text:style-name="T20">d-xs-none</text:span><text:span text:style-name="T13">”</text:span>, essa classe serve para ocultar algum elemento de tela, <text:span text:style-name="T40">e o mesmo serve para mostrar um elemento, basta trocar o </text:span><text:span text:style-name="T21">none</text:span><text:span text:style-name="T41"> por </text:span><text:span text:style-name="T21">bock.</text:span> <text:span text:style-name="T41">N</text:span>esse exemplo ocultamos algum elemento extra small. Esse atributo é atribuído ao sistema de grid do bootstrap, podendo usar <text:span text:style-name="T13">“md” </text:span><text:span text:style-name="T40">também</text:span>.</text:p>
        </text:list-item>
      </text:list>
      <text:p text:style-name="P26"/>
      <text:list xml:id="list155745541518453" text:continue-numbering="true" text:style-name="L8">
        <text:list-item>
          <text:p text:style-name="P62">No css 3 temos sub-seletores que nos auxiliam a apontar para uma tag especifica, por exemplo, imaginamos uma div que tenha duas tags <text:span text:style-name="T18">p</text:span>, se aplicarmos qualquer estilização, isso vai valer para ambas. Porém usando um sub-seletor temos como apontar para uma tag específica, no css basta usar “<text:span text:style-name="T13">div p:first-child ou div p:nth-child(2)” </text:span><text:span text:style-name="T38">para a segunda tag.</text:span></text:p>
        </text:list-item>
      </text:list>
      <text:p text:style-name="P26"/>
      <text:p text:style-name="P27"><text:tab/><text:tab/><text:span text:style-name="T17">#img </text:span><text:span text:style-name="T18">div p:first-child</text:span><text:span text:style-name="T17">{</text:span></text:p>
      <text:p text:style-name="P71"><text:tab/><text:tab/><text:tab/>max-width: 200px;</text:p>
      <text:p text:style-name="P71"><text:tab/><text:tab/><text:tab/>max-height: 300px;</text:p>
      <text:p text:style-name="P71"><text:tab/><text:tab/><text:tab/>width: auto;</text:p>
      <text:p text:style-name="P71"><text:tab/><text:tab/><text:tab/>height: auto;</text:p>
      <text:p text:style-name="P71"><text:tab/><text:tab/>}</text:p>
      <text:p text:style-name="P71"/>
      <text:p text:style-name="P25"><text:span text:style-name="T17"><text:tab/></text:span><text:span text:style-name="T38">No caso acima a estilização se aplicaria apenas a primeira tag.</text:span></text:p>
      <text:p text:style-name="P25"/>
      <text:list xml:id="list434444964" text:style-name="L9">
        <text:list-item>
          <text:p text:style-name="P63">Uma dica para preencher toda tela é usar <text:span text:style-name="T13">“display: inline-block”</text:span></text:p>
        </text:list-item>
      </text:list>
      <text:p text:style-name="P64"><text:span text:style-name="T13"/></text:p>
      <text:list xml:id="list155747386991776" text:continue-numbering="true" text:style-name="L9">
        <text:list-item>
          <text:p text:style-name="P65">Existe uma função do CSS3 chamada <text:span text:style-name="T13">calc</text:span>, essa função permite centralizar um objeto colocando um valor, sendo esse uma posição na tela e dividindo-o pela metade do seu tamanho. Ficando assim.</text:p>
        </text:list-item>
      </text:list>
      <text:p text:style-name="P66"><text:tab/></text:p>
      <text:p text:style-name="P66"><text:tab/><text:span text:style-name="T13"><text:tab/>#img{</text:span></text:p>
      <text:p text:style-name="P66"><text:span text:style-name="T13"><text:tab/><text:tab/><text:tab/>left: calc(40% - 30px);</text:span></text:p>
      <text:p text:style-name="P66"><text:span text:style-name="T13"><text:tab/><text:tab/>}</text:span></text:p>
      <text:p text:style-name="P66"><text:span text:style-name="T13"/></text:p>
      <text:list xml:id="list2373929354" text:style-name="L10">
        <text:list-item>
          <text:p text:style-name="P67"><text:soft-page-break/>Uma função do CSS3 para rodar um elemento é o <text:span text:style-name="T13">transform: </text:span><text:span text:style-name="T19">rotate(</text:span><text:span text:style-name="T13">360deg)</text:span>, esse <text:span text:style-name="T13">deg</text:span> é a abreviação de graus.</text:p>
        </text:list-item>
      </text:list>
      <text:p text:style-name="P68"/>
      <text:list xml:id="list155745579163322" text:continue-numbering="true" text:style-name="L10">
        <text:list-item>
          <text:p text:style-name="P67">É importante sempre se atentar na sobreposição dos elementos, como uma div em cima da outra. Isso faz com algumas funções não funcionem corretamente, como até mesmo o z-index.</text:p>
        </text:list-item>
      </text:list>
      <text:p text:style-name="P68"/>
      <text:list xml:id="list155747195805265" text:continue-numbering="true" text:style-name="L10">
        <text:list-item>
          <text:p text:style-name="P67">Tem como criar um<text:span text:style-name="T39">a</text:span> “condição” em HTML5, ou seja, colocar uma class, tratar esse class no CSS e depois tirá-la, <text:span text:style-name="T39">no CSS você trata aquele com a classe e sem a classe,</text:span> o browser interpreta isso como “se a tag tiver isso, faça isso...”, como se fosse em programação mesmo, isso é bastante usada para trata depois no JS, exemplo disso é usar a função toggle para mostrar ou esconder um elemento.</text:p>
        </text:list-item>
      </text:list>
      <text:p text:style-name="P68"/>
      <text:list xml:id="list155746310710509" text:continue-numbering="true" text:style-name="L10">
        <text:list-item>
          <text:p text:style-name="P69">A função <text:span text:style-name="T13">outline</text:span> do CSS3 oculta <text:span text:style-name="T41">o</text:span> “focus” que fica presente em um campo search. <text:span text:style-name="T41">Assim como </text:span><text:span text:style-name="T21">outline-color </text:span><text:span text:style-name="T41">muda a cor.</text:span></text:p>
        </text:list-item>
      </text:list>
      <text:p text:style-name="P6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2:10:52.162347857</meta:creation-date>
    <dc:date>2018-03-30T15:57:44.763000000</dc:date>
    <meta:editing-duration>P7DT17H42M</meta:editing-duration>
    <meta:editing-cycles>33</meta:editing-cycles>
    <meta:generator>LibreOffice/6.0.1.1$Windows_X86_64 LibreOffice_project/60bfb1526849283ce2491346ed2aa51c465abfe6</meta:generator>
    <meta:document-statistic meta:table-count="0" meta:image-count="0" meta:object-count="0" meta:page-count="5" meta:paragraph-count="85" meta:word-count="1697" meta:character-count="10039" meta:non-whitespace-character-count="8358"/>
  </office:meta>
</office:document-meta>
</file>